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97a" officeooo:paragraph-rsid="0017897a"/>
    </style:style>
    <style:style style:name="P2" style:family="paragraph" style:parent-style-name="Standard">
      <style:text-properties officeooo:rsid="0017ed51" officeooo:paragraph-rsid="0017ed51"/>
    </style:style>
    <style:style style:name="P3" style:family="paragraph" style:parent-style-name="Standard">
      <style:text-properties officeooo:rsid="00195ed5" officeooo:paragraph-rsid="00195ed5"/>
    </style:style>
    <style:style style:name="P4" style:family="paragraph" style:parent-style-name="Standard">
      <style:text-properties officeooo:rsid="001b0177" officeooo:paragraph-rsid="001b0177"/>
    </style:style>
    <style:style style:name="P5" style:family="paragraph" style:parent-style-name="Standard">
      <style:text-properties officeooo:rsid="001c7186" officeooo:paragraph-rsid="001c7186"/>
    </style:style>
    <style:style style:name="P6" style:family="paragraph" style:parent-style-name="Standard">
      <style:text-properties officeooo:rsid="001d33a1" officeooo:paragraph-rsid="001d33a1"/>
    </style:style>
    <style:style style:name="P7" style:family="paragraph" style:parent-style-name="Standard">
      <style:text-properties officeooo:paragraph-rsid="001d33a1"/>
    </style:style>
    <style:style style:name="P8" style:family="paragraph" style:parent-style-name="Standard">
      <style:text-properties officeooo:rsid="001e6475" officeooo:paragraph-rsid="001e6475"/>
    </style:style>
    <style:style style:name="P9" style:family="paragraph" style:parent-style-name="Standard">
      <style:text-properties officeooo:rsid="001f68af" officeooo:paragraph-rsid="001f68af"/>
    </style:style>
    <style:style style:name="P10" style:family="paragraph" style:parent-style-name="Standard">
      <style:text-properties officeooo:rsid="001f84ec" officeooo:paragraph-rsid="001f84ec"/>
    </style:style>
    <style:style style:name="P11" style:family="paragraph" style:parent-style-name="Standard">
      <style:text-properties officeooo:rsid="00215658" officeooo:paragraph-rsid="00215658"/>
    </style:style>
    <style:style style:name="P12" style:family="paragraph" style:parent-style-name="Standard">
      <style:text-properties officeooo:rsid="00234502" officeooo:paragraph-rsid="00234502"/>
    </style:style>
    <style:style style:name="P13" style:family="paragraph" style:parent-style-name="Standard">
      <style:text-properties officeooo:rsid="0023fe7a" officeooo:paragraph-rsid="0023fe7a"/>
    </style:style>
    <style:style style:name="P14" style:family="paragraph" style:parent-style-name="Standard">
      <style:text-properties officeooo:rsid="00255126" officeooo:paragraph-rsid="00255126"/>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officeooo:rsid="00255126" officeooo:paragraph-rsid="00255126" fo:background-color="#1e1e1e"/>
    </style:style>
    <style:style style:name="P17" style:family="paragraph" style:parent-style-name="Standard">
      <style:text-properties fo:color="#d4d4d4" style:font-name="Droid Sans Mono" fo:font-size="10.5pt" fo:font-weight="normal" officeooo:rsid="00294881" officeooo:paragraph-rsid="00294881" fo:background-color="#1e1e1e"/>
    </style:style>
    <style:style style:name="P18" style:family="paragraph" style:parent-style-name="Standard">
      <style:paragraph-properties style:line-height-at-least="0.503cm"/>
      <style:text-properties fo:color="#c586c0" style:font-name="Droid Sans Mono" fo:font-size="10.5pt" fo:font-weight="normal" fo:background-color="#1e1e1e"/>
    </style:style>
    <style:style style:name="P19" style:family="paragraph" style:parent-style-name="Standard">
      <style:text-properties officeooo:rsid="0026d1fb" officeooo:paragraph-rsid="0026d1fb"/>
    </style:style>
    <style:style style:name="P20" style:family="paragraph" style:parent-style-name="Standard">
      <style:text-properties officeooo:rsid="0028c8c0" officeooo:paragraph-rsid="0028c8c0"/>
    </style:style>
    <style:style style:name="P21" style:family="paragraph" style:parent-style-name="Standard">
      <style:text-properties officeooo:rsid="0028e80a" officeooo:paragraph-rsid="0028e80a"/>
    </style:style>
    <style:style style:name="P22" style:family="paragraph" style:parent-style-name="Standard">
      <style:text-properties officeooo:rsid="00294881" officeooo:paragraph-rsid="00294881"/>
    </style:style>
    <style:style style:name="P23" style:family="paragraph" style:parent-style-name="Standard">
      <style:text-properties officeooo:rsid="002a5e4e" officeooo:paragraph-rsid="002a5e4e"/>
    </style:style>
    <style:style style:name="T1" style:family="text">
      <style:text-properties officeooo:rsid="001d33a1"/>
    </style:style>
    <style:style style:name="T2" style:family="text">
      <style:text-properties officeooo:rsid="0023fe7a"/>
    </style:style>
    <style:style style:name="T3" style:family="text">
      <style:text-properties fo:color="#b5cea8"/>
    </style:style>
    <style:style style:name="T4" style:family="text">
      <style:text-properties fo:color="#dcdcaa"/>
    </style:style>
    <style:style style:name="T5" style:family="text">
      <style:text-properties fo:color="#c586c0"/>
    </style:style>
    <style:style style:name="T6" style:family="text">
      <style:text-properties fo:color="#4ec9b0"/>
    </style:style>
    <style:style style:name="T7" style:family="text">
      <style:text-properties fo:color="#569cd6"/>
    </style:style>
    <style:style style:name="T8" style:family="text">
      <style:text-properties fo:color="#9cdcfe"/>
    </style:style>
    <style:style style:name="T9" style:family="text">
      <style:text-properties fo:color="#ce91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video:</text:p>
      <text:p text:style-name="P2">Stands for Asyc Java Script And XML.</text:p>
      <text:p text:style-name="P3">Asyc means non blocking code. </text:p>
      <text:p text:style-name="P4">Asyc can run out of normal flow of the program. When we run Asyc code then the code is passed over to API and continues with our program until we can bring Asyc code back into our normal flow or call stack.</text:p>
      <text:p text:style-name="P5">That means we can run code without having to re running the whole program, without refreshing the page. </text:p>
      <text:p text:style-name="P5">AJAX – update the page without refreshing the page, we can receive and send data without our user have to do any thing or refreshing the page. </text:p>
      <text:p text:style-name="P5"/>
      <text:p text:style-name="P5">For example open Slack in web browser. You will see that data getting posted and fetched without getting page refresh. </text:p>
      <text:p text:style-name="P5"/>
      <text:p text:style-name="P5">XHR and Ajax help to get data from the server without having to refresh the webpage. </text:p>
      <text:p text:style-name="P5"/>
      <text:p text:style-name="P6">Ajax uses XHR (XmlHttpRequest) is a web API used for sending and receiving data. </text:p>
      <text:p text:style-name="P6">XHR is request to the server through XML.</text:p>
      <text:p text:style-name="P6">Whenever it is Asyc it is WebAPI. WebApi is the only spot where it can do Asyc.</text:p>
      <text:p text:style-name="P6"/>
      <text:p text:style-name="P7"><text:span text:style-name="T1">XHR: </text:span>Use <text:span text:style-name="Source_20_Text">XMLHttpRequest</text:span> (XHR) objects to interact with servers. You can retrieve data from a URL without having to do a full page refresh. This enables a Web page to update just part of a page without disrupting what the user is doing.</text:p>
      <text:p text:style-name="P6"/>
      <text:p text:style-name="P8">When we use thrid party API library, under the hood they are all using XHR request. Ajax is XHR with Javascript. </text:p>
      <text:p text:style-name="P8"/>
      <text:p text:style-name="P9">How many thread does JS have? 1</text:p>
      <text:p text:style-name="P9">how many call stack does JS have? 1</text:p>
      <text:p text:style-name="P9">1 thread = one call stack </text:p>
      <text:p text:style-name="P9">JS is single threaded programing language by blocking in nature. </text:p>
      <text:p text:style-name="P9"/>
      <text:p text:style-name="P10">Onece you see the data on the console, then this is what happens underneath the hood for all APIs.</text:p>
      <text:p text:style-name="P10"/>
      <text:p text:style-name="P10">We just wrote out what they are abstracting away.</text:p>
      <text:p text:style-name="P10"/>
      <text:p text:style-name="P10">Under the hood they are doing XHR request.</text:p>
      <text:p text:style-name="P10"/>
      <text:p text:style-name="P10">When we Use Ajax then we retrieve, Json data</text:p>
      <text:p text:style-name="P11">so we used XXMHttpRequest to receive Json. Though the name says XML (which is little confusing) we can use to transport plane text or Jason or XML or other data types. In this case it is Json. </text:p>
      <text:p text:style-name="P11"/>
      <text:p text:style-name="P11">We have modern JavaScript AJAX Libraries to abstract away that complexity. </text:p>
      <text:p text:style-name="P11"/>
      <text:p text:style-name="P11">Lets re do this XHR code in Jquery. </text:p>
      <text:p text:style-name="P11">Under the hood it is still using XHR even if we are using Jquery.</text:p>
      <text:p text:style-name="P11"/>
      <text:p text:style-name="P12">Let us implement this in Rails. </text:p>
      <text:p text:style-name="P12"/>
      <text:p text:style-name="P12">Rails new student_api -d postgresql</text:p>
      <text:p text:style-name="P12">cd student_api</text:p>
      <text:p text:style-name="P12"><text:soft-page-break/>rails <text:a xlink:type="simple" xlink:href="db:create" text:style-name="Internet_20_link" text:visited-style-name="Visited_20_Internet_20_Link">db:create</text:a></text:p>
      <text:p text:style-name="P12">rails g scaffold Student name:string location:string</text:p>
      <text:p text:style-name="P12">rails <text:a xlink:type="simple" xlink:href="db:migrate" text:style-name="Internet_20_link" text:visited-style-name="Visited_20_Internet_20_Link">db:migrate</text:a></text:p>
      <text:p text:style-name="P12"/>
      <text:p text:style-name="P12">Depending on where JS is running at it has extra things (extensions) to connect to in browser that extra thing of JS is call web api. <text:s/>Web api gives us functionality normal JS does not have. Such as Asyc call (else JS is single threaded program). We need something to make it Asyc. Web Api gives us bunch of Apis that we connect into to do Async call. <text:span text:style-name="T2">One of those APIs is XHR</text:span></text:p>
      <text:p text:style-name="P13">with normal Java Script this is not possible because technically ourprogram is already executed. </text:p>
      <text:p text:style-name="P13"/>
      <text:p text:style-name="P14">Go to seed and to </text:p>
      <text:p text:style-name="P16"><text:span text:style-name="T3">10</text:span>.<text:span text:style-name="T4">times</text:span> <text:span text:style-name="T5">do </text:span></text:p>
      <text:p text:style-name="P15"><text:span text:style-name="T6">Student</text:span>.<text:span text:style-name="T4">create</text:span>(</text:p>
      <text:p text:style-name="P15"><text:span text:style-name="T7">name:</text:span> <text:span text:style-name="T6">Faker</text:span>::<text:span text:style-name="T6">Name</text:span>.<text:span text:style-name="T4">name</text:span>,</text:p>
      <text:p text:style-name="P15"><text:span text:style-name="T7">location:</text:span> <text:span text:style-name="T6">Faker</text:span>::<text:span text:style-name="T6">Address</text:span>.<text:span text:style-name="T4">full_address</text:span>,</text:p>
      <text:p text:style-name="P15">)</text:p>
      <text:p text:style-name="P18">end</text:p>
      <text:p text:style-name="P14"/>
      <text:p text:style-name="P14">install Faker:</text:p>
      <text:p text:style-name="P14">bundle add faker</text:p>
      <text:p text:style-name="P14">rails <text:a xlink:type="simple" xlink:href="db:seed" text:style-name="Internet_20_link" text:visited-style-name="Visited_20_Internet_20_Link">db:seed</text:a></text:p>
      <text:p text:style-name="P14"/>
      <text:p text:style-name="P19">now let us request json data from our rails app.</text:p>
      <text:p text:style-name="P19">When you click on the button, you get protocol error.</text:p>
      <text:p text:style-name="P20">Now you will get </text:p>
      <text:p text:style-name="P20">from Origin “null” has been blocked by CORS policy: No Access-Control-Allow_origin” header is present on the requested resources.</text:p>
      <text:p text:style-name="P20"/>
      <text:p text:style-name="P21">Now comes CORS</text:p>
      <text:p text:style-name="P21">it stands for Cross Origin Reource Sharing.</text:p>
      <text:p text:style-name="P21">It is a security relaxzation measure. Browser by default does not allow you to communicate through ajax on domain that you are not currently on. The web page we built is not on localhost 3000. So by default browser blocks that. </text:p>
      <text:p text:style-name="P21">With CORS we can specify who and what can access to what. We can relax so and so can access local host 3000 students. It is security relaxzation measure. </text:p>
      <text:p text:style-name="P21">We add:</text:p>
      <text:p text:style-name="P21">Access Control Allow Origin Header</text:p>
      <text:p text:style-name="P21"/>
      <text:p text:style-name="P21">We need to put this header.</text:p>
      <text:p text:style-name="P21"/>
      <text:p text:style-name="P22">Now modify cors policy in rails</text:p>
      <text:p text:style-name="P22">in config . Application under 5.2 put</text:p>
      <text:p text:style-name="P22"/>
      <text:p text:style-name="P17"><text:span text:style-name="T8">config</text:span>.<text:span text:style-name="T4">action_dispatch</text:span>.<text:span text:style-name="T4">default_headers</text:span> = {</text:p>
      <text:p text:style-name="P15"><text:span text:style-name="T9">'Access-Control-Allow-Origin'</text:span>: <text:span text:style-name="T9">'*'</text:span></text:p>
      <text:p text:style-name="P15">}</text:p>
      <text:p text:style-name="P22"/>
      <text:p text:style-name="P22">we can modify to certain users, or domain or certain source only. But we are doing for all by putting * there. </text:p>
      <text:p text:style-name="P22"/>
      <text:p text:style-name="P22">DOING POST </text:p>
      <text:p text:style-name="P22">we need to turn authentication off first:</text:p>
      <text:p text:style-name="P17"><text:soft-page-break/>skip_before_action <text:span text:style-name="T7">:verify_authenticity_token</text:span></text:p>
      <text:p text:style-name="P22"/>
      <text:p text:style-name="P23">let us add third button to post and copy paste the GET ajax script and modify it to be post and we need to pass data to save in the database too.</text:p>
      <text:p text:style-name="P23"/>
      <text:p text:style-name="P23"/>
      <text:p text:style-name="P9"/>
      <text:p text:style-name="P9"/>
      <text:p text:style-name="P4"><text:s/></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22:00.059376964</meta:creation-date>
    <dc:date>2018-11-19T17:46:13.442102515</dc:date>
    <meta:editing-duration>PT32M17S</meta:editing-duration>
    <meta:editing-cycles>11</meta:editing-cycles>
    <meta:generator>LibreOffice/6.0.6.2$Linux_X86_64 LibreOffice_project/00m0$Build-2</meta:generator>
    <meta:document-statistic meta:table-count="0" meta:image-count="0" meta:object-count="0" meta:page-count="3" meta:paragraph-count="65" meta:word-count="736" meta:character-count="4085" meta:non-whitespace-character-count="3389"/>
  </office:meta>
</office:document-meta>
</file>